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  <style:font-face style:name="Courier New" svg:font-family="&quot;Courier New&quot;"/>
  </office:font-face-decls>
  <office:automatic-styles>
    <style:style style:name="ce1" style:family="table-cell" style:parent-style-name="Default" style:data-style-name="N0">
      <style:table-cell-properties style:vertical-align="middle" fo:background-color="#BFBFBF"/>
      <style:text-properties fo:color="#000000"/>
    </style:style>
    <style:style style:name="ce2" style:family="table-cell" style:parent-style-name="Default" style:data-style-name="N0">
      <style:table-cell-properties style:vertical-align="middle"/>
      <style:text-properties fo:color="#000000"/>
    </style:style>
    <style:style style:name="ce3" style:family="table-cell" style:parent-style-name="Hyperlink" style:data-style-name="N0">
      <style:table-cell-properties style:vertical-align="middle"/>
      <style:text-properties fo:color="#000000" style:text-underline-style="solid" style:text-underline-type="single"/>
    </style:style>
    <style:style style:name="ce4" style:family="table-cell" style:parent-style-name="Default" style:data-style-name="N0">
      <style:table-cell-properties style:vertical-align="middle"/>
      <style:text-properties fo:color="#000000" style:font-name="Courier New" style:font-name-asian="Courier New" style:font-name-complex="Courier New"/>
    </style:style>
    <style:style style:name="ce5" style:family="table-cell" style:parent-style-name="Hyperlink" style:data-style-name="N0">
      <style:table-cell-properties style:vertical-align="middle"/>
      <style:text-properties fo:color="#467886" style:text-underline-style="solid" style:text-underline-type="single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25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BFBFBF" style:repeat-content="false"/>
      <style:paragraph-properties fo:text-align="center"/>
    </style:style>
    <style:style style:name="ce9" style:family="table-cell" style:parent-style-name="Default" style:data-style-name="N48">
      <style:table-cell-properties style:vertical-align="middle" fo:background-color="#B5E6A2" style:repeat-content="false"/>
      <style:paragraph-properties fo:text-align="center"/>
    </style:style>
    <style:style style:name="ce10" style:family="table-cell" style:parent-style-name="Default" style:data-style-name="N48">
      <style:table-cell-properties style:vertical-align="middle" fo:wrap-option="wrap" fo:background-color="#B5E6A2" style:repeat-content="false"/>
      <style:paragraph-properties fo:text-align="center"/>
    </style:style>
    <style:style style:name="ce11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75708333333333cm"/>
    </style:style>
    <style:style style:name="co3" style:family="table-column">
      <style:table-column-properties fo:break-before="auto" style:column-width="7.51416666666667cm"/>
    </style:style>
    <style:style style:name="co4" style:family="table-column">
      <style:table-column-properties fo:break-before="auto" style:column-width="2.96333333333333cm"/>
    </style:style>
    <style:style style:name="ro1" style:family="table-row">
      <style:table-row-properties style:row-height="26.25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dex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6381" table:default-cell-style-name="ce2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関数名</text:p>
          </table:table-cell>
          <table:table-cell office:value-type="string" table:style-name="ce1">
            <text:p>説明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OverlapTime" table:formula="of:=HYPERLINK(&quot;#'OverlapTime'!A1&quot;; &quot;OverlapTime&quot;)" table:style-name="ce3">
            <text:p>OverlapTime</text:p>
          </table:table-cell>
          <table:table-cell office:value-type="string" table:style-name="ce4">
            <text:p>時間の重複計算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  <table:table table:name="OverlapTime" table:style-name="ta1">
        <table:table-column table:style-name="co4" table:number-columns-repeated="16384" table:default-cell-style-name="ce6"/>
        <table:table-row table:style-name="ro2">
          <table:table-cell office:value-type="string" office:string-value="Index" table:formula="of:= HYPERLINK(&quot;#'Index'!A1&quot;; &quot;Index&quot;)" table:style-name="ce5">
            <text:p>Index</text:p>
          </table:table-cell>
          <table:table-cell table:number-columns-repeated="16383" table:style-name="ce6"/>
        </table:table-row>
        <table:table-row table:style-name="ro2">
          <table:table-cell table:number-columns-repeated="3" table:style-name="ce6"/>
          <table:table-cell office:value-type="time" office:time-value="PT8H30M0S" table:style-name="ce7">
            <text:p>8:30</text:p>
          </table:table-cell>
          <table:table-cell office:value-type="time" office:time-value="PT5H0M0S" table:style-name="ce7">
            <text:p>5:00</text:p>
          </table:table-cell>
          <table:table-cell office:value-type="time" office:time-value="PT17H15M0S" table:style-name="ce7">
            <text:p>17:15</text:p>
          </table:table-cell>
          <table:table-cell office:value-type="time" office:time-value="PT22H0M0S" table:style-name="ce7">
            <text:p>22:00</text:p>
          </table:table-cell>
          <table:table-cell table:number-columns-repeated="16377" table:style-name="ce6"/>
        </table:table-row>
        <table:table-row table:style-name="ro2">
          <table:table-cell table:number-columns-repeated="3" table:style-name="ce6"/>
          <table:table-cell office:value-type="time" office:time-value="PT17H15M0S" table:style-name="ce7">
            <text:p>17:15</text:p>
          </table:table-cell>
          <table:table-cell office:value-type="time" office:time-value="PT8H30M0S" table:style-name="ce7">
            <text:p>8:30</text:p>
          </table:table-cell>
          <table:table-cell office:value-type="time" office:time-value="PT22H0M0S" table:style-name="ce7">
            <text:p>22:00</text:p>
          </table:table-cell>
          <table:table-cell office:value-type="time" office:time-value="PT5H0M0S" table:style-name="ce7">
            <text:p>5:00</text:p>
          </table:table-cell>
          <table:table-cell table:number-columns-repeated="16377" table:style-name="ce6"/>
        </table:table-row>
        <table:table-row table:style-name="ro2">
          <table:table-cell table:style-name="ce6"/>
          <table:table-cell office:value-type="string" table:style-name="ce8">
            <text:p>自</text:p>
          </table:table-cell>
          <table:table-cell office:value-type="string" table:style-name="ce8">
            <text:p>至</text:p>
          </table:table-cell>
          <table:table-cell office:value-type="string" office:string-value="8:30 - 17:15" table:formula="of:=TEXT([.D2:.G2]; &quot;h:mm&quot;) &amp; &quot; - &quot; &amp; TEXT([.D3:.G3]; &quot;h:mm&quot;)" table:number-matrix-columns-spanned="4" table:number-matrix-rows-spanned="1" table:style-name="ce8">
            <text:p>8:30 - 17:15</text:p>
          </table:table-cell>
          <table:table-cell office:value-type="string" office:string-value="5:00 - 8:30" table:style-name="ce8">
            <text:p>5:00 - 8:30</text:p>
          </table:table-cell>
          <table:table-cell office:value-type="string" office:string-value="17:15 - 22:00" table:style-name="ce8">
            <text:p>17:15 - 22:00</text:p>
          </table:table-cell>
          <table:table-cell office:value-type="string" office:string-value="22:00 - 5:00" table:style-name="ce8">
            <text:p>22:00 - 5:00</text:p>
          </table:table-cell>
          <table:table-cell table:number-columns-repeated="16377" table:style-name="ce6"/>
        </table:table-row>
        <table:table-row table:style-name="ro2">
          <table:table-cell table:style-name="ce6"/>
          <table:table-cell office:value-type="time" office:time-value="PT10H0M0S" table:style-name="ce7">
            <text:p>10:00</text:p>
          </table:table-cell>
          <table:table-cell office:value-type="time" office:time-value="PT18H0M0S" table:style-name="ce7">
            <text:p>18:00</text:p>
          </table:table-cell>
          <table:table-cell office:value-type="time" office:time-value="PT7H15M0S" table:number-matrix-columns-spanned="1" table:number-matrix-rows-spanned="4" table:style-name="ce9">
            <text:p>7:15</text:p>
          </table:table-cell>
          <table:table-cell office:value-type="time" office:time-value="PT0H0M0S" table:number-matrix-columns-spanned="1" table:number-matrix-rows-spanned="4" table:style-name="ce9">
            <text:p>0:00</text:p>
          </table:table-cell>
          <table:table-cell office:value-type="time" office:time-value="PT0H45M0S" table:number-matrix-columns-spanned="1" table:number-matrix-rows-spanned="4" table:style-name="ce9">
            <text:p>0:45</text:p>
          </table:table-cell>
          <table:table-cell office:value-type="time" office:time-value="PT0H0M0S" table:number-matrix-columns-spanned="1" table:number-matrix-rows-spanned="4" table:style-name="ce10">
            <text:p>0:00</text:p>
          </table:table-cell>
          <table:table-cell office:value-type="time" office:time-value="PT8H0M0S" table:formula="of:=SUM([.D5:.G5])" table:style-name="ce11">
            <text:p>8:00</text:p>
          </table:table-cell>
          <table:table-cell table:number-columns-repeated="16376"/>
        </table:table-row>
        <table:table-row table:style-name="ro2">
          <table:table-cell table:style-name="ce6"/>
          <table:table-cell office:value-type="time" office:time-value="PT3H0M0S" table:style-name="ce7">
            <text:p>3:00</text:p>
          </table:table-cell>
          <table:table-cell office:value-type="time" office:time-value="PT18H0M0S" table:style-name="ce7">
            <text:p>18:00</text:p>
          </table:table-cell>
          <table:table-cell office:value-type="time" office:time-value="PT8H45M0S" table:style-name="ce12">
            <text:p>8:45</text:p>
          </table:table-cell>
          <table:table-cell office:value-type="time" office:time-value="PT3H30M0S" table:style-name="ce12">
            <text:p>3:30</text:p>
          </table:table-cell>
          <table:table-cell office:value-type="time" office:time-value="PT0H45M0S" table:style-name="ce12">
            <text:p>0:45</text:p>
          </table:table-cell>
          <table:table-cell office:value-type="time" office:time-value="PT2H0M0S" table:style-name="ce12">
            <text:p>2:00</text:p>
          </table:table-cell>
          <table:table-cell office:value-type="time" office:time-value="PT15H0M0S" table:formula="of:=SUM([.D6:.G6])" table:style-name="ce11">
            <text:p>15:00</text:p>
          </table:table-cell>
          <table:table-cell table:number-columns-repeated="16376"/>
        </table:table-row>
        <table:table-row table:style-name="ro2">
          <table:table-cell table:style-name="ce6"/>
          <table:table-cell office:value-type="time" office:time-value="PT21H0M0S" table:style-name="ce7">
            <text:p>21:00</text:p>
          </table:table-cell>
          <table:table-cell office:value-type="time" office:time-value="PT23H0M0S" table:style-name="ce7">
            <text:p>23:00</text:p>
          </table:table-cell>
          <table:table-cell office:value-type="time" office:time-value="PT0H0M0S" table:style-name="ce12">
            <text:p>0:00</text:p>
          </table:table-cell>
          <table:table-cell office:value-type="time" office:time-value="PT0H0M0S" table:style-name="ce12">
            <text:p>0:00</text:p>
          </table:table-cell>
          <table:table-cell office:value-type="time" office:time-value="PT1H0M0S" table:style-name="ce12">
            <text:p>1:00</text:p>
          </table:table-cell>
          <table:table-cell office:value-type="time" office:time-value="PT1H0M0S" table:style-name="ce12">
            <text:p>1:00</text:p>
          </table:table-cell>
          <table:table-cell office:value-type="time" office:time-value="PT2H0M0S" table:formula="of:=SUM([.D7:.G7])" table:style-name="ce11">
            <text:p>2:00</text:p>
          </table:table-cell>
          <table:table-cell table:number-columns-repeated="16376"/>
        </table:table-row>
        <table:table-row table:style-name="ro2">
          <table:table-cell table:style-name="ce6"/>
          <table:table-cell office:value-type="time" office:time-value="PT22H30M0S" table:style-name="ce7">
            <text:p>22:30</text:p>
          </table:table-cell>
          <table:table-cell office:value-type="time" office:time-value="PT9H0M0S" table:style-name="ce7">
            <text:p>9:00</text:p>
          </table:table-cell>
          <table:table-cell office:value-type="time" office:time-value="PT0H30M0S" table:style-name="ce12">
            <text:p>0:30</text:p>
          </table:table-cell>
          <table:table-cell office:value-type="time" office:time-value="PT3H30M0S" table:style-name="ce12">
            <text:p>3:30</text:p>
          </table:table-cell>
          <table:table-cell office:value-type="time" office:time-value="PT0H0M0S" table:style-name="ce12">
            <text:p>0:00</text:p>
          </table:table-cell>
          <table:table-cell office:value-type="time" office:time-value="PT6H30M0S" table:style-name="ce12">
            <text:p>6:30</text:p>
          </table:table-cell>
          <table:table-cell office:value-type="time" office:time-value="PT10H30M0S" table:formula="of:=SUM([.D8:.G8])" table:style-name="ce11">
            <text:p>10:30</text:p>
          </table:table-cell>
          <table:table-cell table:number-columns-repeated="16376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  <style:font-face style:name="Courier New" svg:font-family="&quot;Courier New&quot;"/>
  </office:font-face-decls>
  <office:styles>
    <number:number-style style:name="N0">
      <number:number number:min-integer-digits="1"/>
    </number:number-style>
    <number:time-style style:name="N25">
      <number:hours/>
      <number:text>:</number:text>
      <number:minutes number:style="long"/>
    </number:time-style>
    <number:time-style style:name="N48P0">
      <number:hours/>
      <number:text>:</number:text>
      <number:minutes number:style="long"/>
    </number:time-style>
    <number:text-style style:name="N48">
      <number:text-content/>
      <style:map style:condition="value()&gt;=0" style:apply-style-name="N48P0"/>
    </number:text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游ゴシック" style:font-name-asian="游ゴシック" style:font-name-complex="游ゴシック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11-14T08:35:51Z</meta:creation-date>
    <dc:date>2025-11-15T02:05:34Z</dc:date>
  </office:meta>
</office:document-meta>
</file>